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" svg:font-family="'Comic Sans MS'" style:font-family-generic="roman" style:font-pitch="variable"/>
    <style:font-face style:name="Comic Sans MS2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1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5.121cm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24cm" fo:min-width="1.685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162cm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62cm" fo:min-width="3.945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marker-start-width="0.279cm" draw:marker-end-width="0.279cm" draw:fill="none" draw:fill-color="#ffffff" fo:min-height="0.7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4cm" fo:min-width="0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621cm" svg:height="2.021cm" svg:x="3.54cm" svg:y="1.762cm">
          <draw:text-box>
            <text:p text:style-name="P3">Algeria</text:p>
            <text:p text:style-name="P3">1927</text:p>
          </draw:text-box>
        </draw:frame>
        <draw:g>
          <draw:g>
            <draw:custom-shape draw:style-name="gr4" draw:text-style-name="P2" draw:layer="layout" svg:width="2.235cm" svg:height="2.54cm" svg:x="5.826cm" svg:y="6.33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5" draw:layer="layout" svg:width="1.662cm" svg:height="1.038cm" svg:x="6.08cm" svg:y="7.028cm">
              <draw:text-box>
                <text:p>#68</text:p>
              </draw:text-box>
            </draw:frame>
          </draw:g>
          <draw:g>
            <draw:custom-shape draw:style-name="gr4" draw:text-style-name="P2" draw:layer="layout" svg:width="2.235cm" svg:height="2.54cm" svg:x="14.716cm" svg:y="6.33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5" draw:layer="layout" svg:width="1.662cm" svg:height="1.038cm" svg:x="14.97cm" svg:y="7.028cm">
              <draw:text-box>
                <text:p>#70</text:p>
              </draw:text-box>
            </draw:frame>
          </draw:g>
          <draw:g>
            <draw:custom-shape draw:style-name="gr4" draw:text-style-name="P2" draw:layer="layout" svg:width="2.235cm" svg:height="2.54cm" svg:x="10.271cm" svg:y="6.334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5" draw:layer="layout" svg:width="1.662cm" svg:height="1.038cm" svg:x="10.525cm" svg:y="7.028cm">
              <draw:text-box>
                <text:p>#69</text:p>
              </draw:text-box>
            </draw:frame>
          </draw:g>
        </draw:g>
        <draw:g>
          <draw:g>
            <draw:custom-shape draw:style-name="gr4" draw:text-style-name="P2" draw:layer="layout" svg:width="2.235cm" svg:height="2.54cm" svg:x="5.826cm" svg:y="11.287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5" draw:layer="layout" svg:width="1.662cm" svg:height="1.038cm" svg:x="6.08cm" svg:y="11.981cm">
              <draw:text-box>
                <text:p>#71</text:p>
              </draw:text-box>
            </draw:frame>
          </draw:g>
          <draw:g>
            <draw:custom-shape draw:style-name="gr4" draw:text-style-name="P2" draw:layer="layout" svg:width="2.235cm" svg:height="2.54cm" svg:x="14.716cm" svg:y="11.287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5" draw:layer="layout" svg:width="1.662cm" svg:height="1.038cm" svg:x="14.97cm" svg:y="11.981cm">
              <draw:text-box>
                <text:p>#73</text:p>
              </draw:text-box>
            </draw:frame>
          </draw:g>
          <draw:g>
            <draw:custom-shape draw:style-name="gr4" draw:text-style-name="P2" draw:layer="layout" svg:width="2.235cm" svg:height="2.54cm" svg:x="10.271cm" svg:y="11.287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5" draw:layer="layout" svg:width="1.662cm" svg:height="1.038cm" svg:x="10.525cm" svg:y="11.981cm">
              <draw:text-box>
                <text:p>#72</text:p>
              </draw:text-box>
            </draw:frame>
          </draw:g>
        </draw:g>
        <draw:g>
          <draw:custom-shape draw:style-name="gr6" draw:text-style-name="P2" draw:layer="layout" svg:width="4.445cm" svg:height="2.87cm" svg:x="9.255cm" svg:y="17.56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.905cm" svg:height="1.038cm" svg:x="10.525cm" svg:y="18.526cm">
            <draw:text-box>
              <text:p>#74</text:p>
            </draw:text-box>
          </draw:frame>
        </draw:g>
        <draw:frame draw:style-name="gr8" draw:text-style-name="P6" draw:layer="layout" svg:width="8.698cm" svg:height="1.038cm" svg:x="7.034cm" svg:y="4.429cm">
          <draw:text-box>
            <text:p>Mosque of Sidi Abd-er-Rahman</text:p>
          </draw:text-box>
        </draw:frame>
        <draw:frame draw:style-name="gr8" draw:text-style-name="P6" draw:layer="layout" svg:width="7.013cm" svg:height="1.038cm" svg:x="7.957cm" svg:y="15.732cm">
          <draw:text-box>
            <text:p>Marabout of Sidi Yacoub</text:p>
          </draw:text-box>
        </draw:frame>
        <draw:frame draw:style-name="gr9" draw:text-style-name="P7" draw:layer="layout" svg:width="8.128cm" svg:height="2.054cm" svg:x="7.223cm" svg:y="22.336cm">
          <draw:text-box>
            <text:p text:style-name="P3">Stamps of 1926 surcharged with new values.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" svg:font-family="'Comic Sans MS'" style:font-family-generic="roman" style:font-pitch="variable"/>
    <style:font-face style:name="Comic Sans MS2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1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1" fo:font-family="'Comic Sans MS'" style:font-style-name="Regular" style:font-family-generic="script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2:56:19.677000000</meta:print-date>
    <dc:date>2021-02-14T12:58:53.048000000</dc:date>
    <meta:editing-duration>PT1H38M8S</meta:editing-duration>
    <meta:editing-cycles>11</meta:editing-cycles>
    <meta:generator>LibreOffice/6.4.4.2$Windows_X86_64 LibreOffice_project/3d775be2011f3886db32dfd395a6a6d1ca2630ff</meta:generator>
    <meta:document-statistic meta:object-count="29"/>
  </office:meta>
</office:document-meta>
</file>